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style:font-name="Bookman Old Style" fo:font-size="18pt" style:font-size-asian="18pt"/>
    </style:style>
    <style:style style:name="T2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3" style:parent-style-name="Standaardalinea-lettertype" style:family="text">
      <style:text-properties style:font-name="Bookman Old Style" fo:font-weight="bold" style:font-weight-asian="bold" style:font-size-complex="12pt"/>
    </style:style>
    <style:style style:name="T4" style:parent-style-name="Standaardalinea-lettertype" style:family="text">
      <style:text-properties style:font-name="Bookman Old Style" fo:font-size="12pt" style:font-size-asian="12pt" style:font-size-complex="12pt"/>
    </style:style>
    <style:style style:name="T5" style:parent-style-name="Standaardalinea-lettertype" style:family="text">
      <style:text-properties style:font-name="Bookman Old Style" fo:font-size="12pt" style:font-size-asian="12pt" style:font-size-complex="12pt"/>
    </style:style>
    <style:style style:name="T6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7" style:parent-style-name="Standaardalinea-lettertype" style:family="text">
      <style:text-properties style:font-name="Bookman Old Style" fo:font-size="12pt" style:font-size-asian="12pt" style:font-size-complex="12pt"/>
    </style:style>
    <style:style style:name="T8" style:parent-style-name="Standaardalinea-lettertype" style:family="text">
      <style:text-properties style:font-name="Bookman Old Style" fo:font-size="12pt" style:font-size-asian="12pt" style:font-size-complex="12pt"/>
    </style:style>
    <style:style style:name="T9" style:parent-style-name="Standaardalinea-lettertype" style:family="text">
      <style:text-properties style:font-name="Bookman Old Style" fo:font-size="12pt" style:font-size-asian="12pt" style:font-size-complex="12pt"/>
    </style:style>
    <style:style style:name="T10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11" style:parent-style-name="Standaardalinea-lettertype" style:family="text">
      <style:text-properties style:font-name="Bookman Old Style" fo:font-size="12pt" style:font-size-asian="12pt" style:font-size-complex="12pt"/>
    </style:style>
    <style:style style:name="T12" style:parent-style-name="Standaardalinea-lettertype" style:family="text">
      <style:text-properties style:font-name="Bookman Old Style" fo:font-size="12pt" style:font-size-asian="12pt" style:font-size-complex="12pt"/>
    </style:style>
    <style:style style:name="T13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14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15" style:parent-style-name="Standaardalinea-lettertype" style:family="text">
      <style:text-properties style:font-name="Bookman Old Style" fo:font-size="12pt" style:font-size-asian="12pt" style:font-size-complex="12pt"/>
    </style:style>
    <style:style style:name="T16" style:parent-style-name="Standaardalinea-lettertype" style:family="text">
      <style:text-properties style:font-name="Bookman Old Style" fo:font-size="12pt" style:font-size-asian="12pt" style:font-size-complex="12pt"/>
    </style:style>
    <style:style style:name="T17" style:parent-style-name="Standaardalinea-lettertype" style:family="text">
      <style:text-properties style:font-name="Bookman Old Style" fo:font-size="12pt" style:font-size-asian="12pt" style:font-size-complex="12pt"/>
    </style:style>
    <style:style style:name="T18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19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20" style:parent-style-name="Standaardalinea-lettertype" style:family="text">
      <style:text-properties style:font-name="Bookman Old Style" fo:font-size="12pt" style:font-size-asian="12pt" style:font-size-complex="12pt"/>
    </style:style>
    <style:style style:name="T21" style:parent-style-name="Standaardalinea-lettertype" style:family="text">
      <style:text-properties style:font-name="Bookman Old Style" fo:font-size="12pt" style:font-size-asian="12pt" style:font-size-complex="12pt"/>
    </style:style>
    <style:style style:name="T22" style:parent-style-name="Standaardalinea-lettertype" style:family="text">
      <style:text-properties style:font-name="Bookman Old Style" fo:font-size="12pt" style:font-size-asian="12pt" style:font-size-complex="12pt"/>
    </style:style>
    <style:style style:name="T23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24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25" style:parent-style-name="Standaardalinea-lettertype" style:family="text">
      <style:text-properties style:font-name="Bookman Old Style" fo:font-size="12pt" style:font-size-asian="12pt" style:font-size-complex="12pt"/>
    </style:style>
    <style:style style:name="T26" style:parent-style-name="Standaardalinea-lettertype" style:family="text">
      <style:text-properties style:font-name="Bookman Old Style" fo:font-size="12pt" style:font-size-asian="12pt" style:font-size-complex="12pt"/>
    </style:style>
    <style:style style:name="T27" style:parent-style-name="Standaardalinea-lettertype" style:family="text">
      <style:text-properties style:font-name="Bookman Old Style" fo:font-size="12pt" style:font-size-asian="12pt" style:font-size-complex="12pt"/>
    </style:style>
    <style:style style:name="T28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29" style:parent-style-name="Standaardalinea-lettertype" style:family="text">
      <style:text-properties style:font-name="Bookman Old Style" fo:font-size="12pt" style:font-size-asian="12pt" style:font-size-complex="12pt"/>
    </style:style>
    <style:style style:name="T30" style:parent-style-name="Standaardalinea-lettertype" style:family="text">
      <style:text-properties style:font-name="Bookman Old Style" fo:font-size="12pt" style:font-size-asian="12pt" style:font-size-complex="12pt"/>
    </style:style>
    <style:style style:name="T31" style:parent-style-name="Standaardalinea-lettertype" style:family="text">
      <style:text-properties style:font-name="Bookman Old Style" fo:font-size="12pt" style:font-size-asian="12pt" style:font-size-complex="12pt"/>
    </style:style>
    <style:style style:name="T32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33" style:parent-style-name="Standaardalinea-lettertype" style:family="text">
      <style:text-properties style:font-name="Bookman Old Style" fo:font-size="12pt" style:font-size-asian="12pt" style:font-size-complex="12pt"/>
    </style:style>
    <style:style style:name="T34" style:parent-style-name="Standaardalinea-lettertype" style:family="text">
      <style:text-properties style:font-name="Bookman Old Style" fo:font-size="12pt" style:font-size-asian="12pt" style:font-size-complex="12pt"/>
    </style:style>
    <style:style style:name="T35" style:parent-style-name="Standaardalinea-lettertype" style:family="text">
      <style:text-properties style:font-name="Bookman Old Style" fo:font-size="12pt" style:font-size-asian="12pt" style:font-size-complex="12pt"/>
    </style:style>
    <style:style style:name="T36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37" style:parent-style-name="Standaardalinea-lettertype" style:family="text">
      <style:text-properties style:font-name="Bookman Old Style" fo:font-size="12pt" style:font-size-asian="12pt" style:font-size-complex="12pt"/>
    </style:style>
    <style:style style:name="T38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39" style:parent-style-name="Standaardalinea-lettertype" style:family="text">
      <style:text-properties style:font-name="Bookman Old Style" fo:font-size="12pt" style:font-size-asian="12pt" style:font-size-complex="12pt"/>
    </style:style>
    <style:style style:name="T40" style:parent-style-name="Standaardalinea-lettertype" style:family="text">
      <style:text-properties style:font-name="Bookman Old Style" fo:font-size="12pt" style:font-size-asian="12pt" style:font-size-complex="12pt"/>
    </style:style>
    <style:style style:name="T41" style:parent-style-name="Standaardalinea-lettertype" style:family="text">
      <style:text-properties style:font-name="Bookman Old Style" fo:font-size="12pt" style:font-size-asian="12pt" style:font-size-complex="12pt"/>
    </style:style>
    <style:style style:name="T42" style:parent-style-name="Standaardalinea-lettertype" style:family="text">
      <style:text-properties style:font-name="Bookman Old Style" fo:font-size="12pt" style:font-size-asian="12pt" style:font-size-complex="12pt"/>
    </style:style>
    <style:style style:name="T43" style:parent-style-name="Standaardalinea-lettertype" style:family="text">
      <style:text-properties style:font-name="Bookman Old Style" fo:font-size="12pt" style:font-size-asian="12pt" style:font-size-complex="12pt"/>
    </style:style>
    <style:style style:name="T44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45" style:parent-style-name="Standaardalinea-lettertype" style:family="text">
      <style:text-properties style:font-name="Bookman Old Style" fo:font-size="12pt" style:font-size-asian="12pt" style:font-size-complex="12pt"/>
    </style:style>
    <style:style style:name="T46" style:parent-style-name="Standaardalinea-lettertype" style:family="text">
      <style:text-properties style:font-name="Bookman Old Style" fo:font-size="12pt" style:font-size-asian="12pt" style:font-size-complex="12pt"/>
    </style:style>
    <style:style style:name="T47" style:parent-style-name="Standaardalinea-lettertype" style:family="text">
      <style:text-properties style:font-name="Bookman Old Style" fo:font-size="12pt" style:font-size-asian="12pt" style:font-size-complex="12pt"/>
    </style:style>
    <style:style style:name="T48" style:parent-style-name="Standaardalinea-lettertype" style:family="text">
      <style:text-properties style:font-name="Bookman Old Style" fo:font-size="12pt" style:font-size-asian="12pt" style:font-size-complex="12pt"/>
    </style:style>
    <style:style style:name="T49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50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51" style:parent-style-name="Standaardalinea-lettertype" style:family="text">
      <style:text-properties style:font-name="Bookman Old Style" fo:font-size="12pt" style:font-size-asian="12pt" style:font-size-complex="12pt"/>
    </style:style>
    <style:style style:name="T52" style:parent-style-name="Standaardalinea-lettertype" style:family="text">
      <style:text-properties style:font-name="Bookman Old Style" fo:font-size="12pt" style:font-size-asian="12pt" style:font-size-complex="12pt"/>
    </style:style>
    <style:style style:name="T53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54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55" style:parent-style-name="Standaardalinea-lettertype" style:family="text">
      <style:text-properties style:font-name="Bookman Old Style" fo:font-size="12pt" style:font-size-asian="12pt" style:font-size-complex="12pt"/>
    </style:style>
    <style:style style:name="T56" style:parent-style-name="Standaardalinea-lettertype" style:family="text">
      <style:text-properties style:font-name="Bookman Old Style" fo:font-size="12pt" style:font-size-asian="12pt" style:font-size-complex="12pt"/>
    </style:style>
    <style:style style:name="T57" style:parent-style-name="Standaardalinea-lettertype" style:family="text">
      <style:text-properties style:font-name="Bookman Old Style" fo:font-weight="bold" style:font-weight-asian="bold" fo:font-size="12pt" style:font-size-asian="12pt" style:font-size-complex="12pt"/>
    </style:style>
    <style:style style:name="T58" style:parent-style-name="Standaardalinea-lettertype" style:family="text">
      <style:text-properties style:font-name="Bookman Old Style" fo:font-weight="bold" style:font-weight-asian="bold"/>
    </style:style>
    <style:style style:name="T59" style:parent-style-name="Standaardalinea-lettertype" style:family="text">
      <style:text-properties style:font-name="Bookman Old Style"/>
    </style:style>
    <style:style style:name="T60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61" style:parent-style-name="Standaardalinea-lettertype" style:family="text">
      <style:text-properties style:font-name="Bookman Old Style" fo:font-size="12pt" style:font-size-asian="12pt"/>
    </style:style>
    <style:style style:name="T62" style:parent-style-name="Standaardalinea-lettertype" style:family="text">
      <style:text-properties style:font-name="Bookman Old Style" fo:font-size="12pt" style:font-size-asian="12pt"/>
    </style:style>
    <style:style style:name="T63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64" style:parent-style-name="Standaardalinea-lettertype" style:family="text">
      <style:text-properties style:font-name="Bookman Old Style" fo:font-size="12pt" style:font-size-asian="12pt"/>
    </style:style>
    <style:style style:name="T65" style:parent-style-name="Standaardalinea-lettertype" style:family="text">
      <style:text-properties style:font-name="Bookman Old Style" fo:font-size="12pt" style:font-size-asian="12pt"/>
    </style:style>
    <style:style style:name="T66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67" style:parent-style-name="Standaardalinea-lettertype" style:family="text">
      <style:text-properties style:font-name="Bookman Old Style" fo:font-size="12pt" style:font-size-asian="12pt"/>
    </style:style>
    <style:style style:name="T68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69" style:parent-style-name="Standaardalinea-lettertype" style:family="text">
      <style:text-properties style:font-name="Bookman Old Style" fo:font-size="12pt" style:font-size-asian="12pt"/>
    </style:style>
    <style:style style:name="T70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71" style:parent-style-name="Standaardalinea-lettertype" style:family="text">
      <style:text-properties style:font-name="Bookman Old Style" fo:font-size="12pt" style:font-size-asian="12pt"/>
    </style:style>
    <style:style style:name="T72" style:parent-style-name="Standaardalinea-lettertype" style:family="text">
      <style:text-properties style:font-name="Bookman Old Style" fo:font-size="12pt" style:font-size-asian="12pt"/>
    </style:style>
    <style:style style:name="T73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74" style:parent-style-name="Standaardalinea-lettertype" style:family="text">
      <style:text-properties style:font-name="Bookman Old Style" fo:font-size="12pt" style:font-size-asian="12pt"/>
    </style:style>
    <style:style style:name="T75" style:parent-style-name="Standaardalinea-lettertype" style:family="text">
      <style:text-properties style:font-name="Bookman Old Style" fo:font-size="12pt" style:font-size-asian="12pt"/>
    </style:style>
    <style:style style:name="T76" style:parent-style-name="Standaardalinea-lettertype" style:family="text">
      <style:text-properties style:font-name="Bookman Old Style" fo:font-size="12pt" style:font-size-asian="12pt"/>
    </style:style>
    <style:style style:name="T77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78" style:parent-style-name="Standaardalinea-lettertype" style:family="text">
      <style:text-properties style:font-name="Bookman Old Style" fo:font-size="12pt" style:font-size-asian="12pt"/>
    </style:style>
    <style:style style:name="T79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80" style:parent-style-name="Standaardalinea-lettertype" style:family="text">
      <style:text-properties style:font-name="Bookman Old Style" fo:font-size="12pt" style:font-size-asian="12pt"/>
    </style:style>
    <style:style style:name="T81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82" style:parent-style-name="Standaardalinea-lettertype" style:family="text">
      <style:text-properties style:font-name="Bookman Old Style" fo:font-size="12pt" style:font-size-asian="12pt"/>
    </style:style>
    <style:style style:name="T83" style:parent-style-name="Standaardalinea-lettertype" style:family="text">
      <style:text-properties style:font-name="Bookman Old Style" fo:font-weight="bold" style:font-weight-asian="bold" fo:font-size="12pt" style:font-size-asian="12pt"/>
    </style:style>
    <style:style style:name="T84" style:parent-style-name="Standaardalinea-lettertype" style:family="text">
      <style:text-properties style:font-name="Bookman Old Style" fo:font-size="12pt" style:font-size-asian="12pt"/>
    </style:style>
    <style:style style:name="T85" style:parent-style-name="Standaardalinea-lettertype" style:family="text">
      <style:text-properties style:font-name="Bookman Old Style" fo:font-size="12pt" style:font-size-asian="12pt"/>
    </style:style>
    <style:style style:name="T86" style:parent-style-name="Standaardalinea-lettertype" style:family="text">
      <style:text-properties style:font-name="Bookman Old Style" fo:font-size="12pt" style:font-size-asian="12pt"/>
    </style:style>
    <style:style style:name="P87" style:parent-style-name="Standaard" style:family="paragraph">
      <style:text-properties style:font-name="Bookman Old Style" fo:font-weight="bold" style:font-weight-asian="bold" fo:font-size="12pt" style:font-size-asian="12pt"/>
    </style:style>
  </office:automatic-styles>
  <office:body>
    <office:text text:use-soft-page-breaks="true">
      <text:p text:style-name="P1">Defenition of done</text:p>
      <text:p text:style-name="Standaard"><text:span text:style-name="T2">Lijst maken met geluiden van de game:</text:span><text:span text:style-name="T3"><text:s/></text:span><text:span text:style-name="T4">alle<text:s/></text:span><text:span text:style-name="T5">geluiden en muziek van de game en wanneer alle geluiden gegroepeerd zijn op functie bijv. achtergrondgeluid, intro ect. Ook goedgekeurd door de rest van het team.</text:span></text:p>
      <text:p text:style-name="Standaard"><text:span text:style-name="T6">Github opzetten:<text:s/></text:span><text:span text:style-name="T7">Werkende github waar iedereen inzit. Github reposetory met branches.</text:span><text:span text:style-name="T8"><text:s/>Productie<text:s/></text:span><text:span text:style-name="T9">branch en experimental branch en een goede mappen structuur (die pas goed is als de github manager er mee eens is).</text:span></text:p>
      <text:p text:style-name="Standaard"><text:span text:style-name="T10">Loading screen maken:<text:s/></text:span><text:span text:style-name="T11">afbeelding met een laadbalk (indicatie dat iets aan het laden is)</text:span><text:span text:style-name="T12">.<text:s/></text:span></text:p>
      <text:p text:style-name="Standaard"><text:span text:style-name="T13">Intro schrijven:</text:span><text:span text:style-name="T14"><text:s/></text:span><text:span text:style-name="T15">concept maken van de intro<text:s/></text:span><text:span text:style-name="T16">(generaal script)<text:s/></text:span><text:span text:style-name="T17">en als het door iedereen gezien en goedgekeurd is.</text:span></text:p>
      <text:p text:style-name="Standaard"><text:span text:style-name="T18">Maken story (storyboard):</text:span><text:span text:style-name="T19"><text:s/></text:span><text:span text:style-name="T20">generale verhaallijn<text:s/></text:span><text:span text:style-name="T21">met een start kern en einde en minimaal twee personages<text:s/></text:span><text:span text:style-name="T22">en als het door iedereen gezien en goedgekeurd is.</text:span></text:p>
      <text:p text:style-name="Standaard"><text:span text:style-name="T23">Bedenken mechanics (storyboard):</text:span><text:span text:style-name="T24"><text:s/></text:span><text:span text:style-name="T25">mechanics beschreven die we willen. Wanneer combat mechanics, player managment, terrain mechanics</text:span><text:span text:style-name="T26">, bedenken van teams</text:span><text:span text:style-name="T27"><text:s/>en interaction mechanics beschreven zijn.</text:span></text:p>
      <text:p text:style-name="Standaard"><text:span text:style-name="T28">Bedenken van game content (storyboard):<text:s/></text:span><text:span text:style-name="T29">een of twee hoofdpersonages,<text:s/></text:span><text:span text:style-name="T30">van ieder team een.<text:s/></text:span><text:span text:style-name="T31">Minimaal een item.</text:span></text:p>
      <text:p text:style-name="Standaard"><text:span text:style-name="T32">Maken terrain:<text:s/></text:span><text:span text:style-name="T33">bedenken van een basis map</text:span><text:span text:style-name="T34"><text:s/>met</text:span><text:span text:style-name="T35"><text:s/>een start locatie en een generale outline.</text:span></text:p>
      <text:p text:style-name="Standaard"><text:span text:style-name="T36">Maken van basis drawer:<text:s/></text:span><text:span text:style-name="T37">zorgen dat hij een node kan tekenen.</text:span></text:p>
      <text:p text:style-name="Standaard"><text:span text:style-name="T38">Maken van een basis sound engine:<text:s/></text:span><text:span text:style-name="T39">zorgen dat hij een<text:s/></text:span><text:span text:style-name="T40">wav<text:s/></text:span><text:span text:style-name="T41">geluid</text:span><text:span text:style-name="T42">sbestand</text:span><text:span text:style-name="T43"><text:s/>kan afspelen.</text:span></text:p>
      <text:p text:style-name="Standaard"><text:span text:style-name="T44">Key input handler:<text:s/></text:span><text:span text:style-name="T45">De code moet weten wanneer iemand beweegt, op de interact knop drukt, of hij de game heeft</text:span><text:span text:style-name="T46"><text:s/>gepauzeerd of dat hij navigeert</text:span><text:span text:style-name="T47"><text:s/>door het<text:s/></text:span><text:span text:style-name="T48">menu.</text:span></text:p>
      <text:p text:style-name="Standaard"><text:span text:style-name="T49">Config file:</text:span><text:span text:style-name="T50"><text:s/></text:span><text:span text:style-name="T51">er moet resolutie, full s</text:span><text:span text:style-name="T52">creen en master volume in staan dit word opgeslagen in een XML bestand.</text:span></text:p>
      <text:p text:style-name="Standaard"><text:span text:style-name="T53">Options menu:</text:span><text:span text:style-name="T54"><text:s/></text:span><text:span text:style-name="T55">het moet mogelijk zijn om resolutie, full screen en master volume aan te passen.</text:span><text:span text:style-name="T56"><text:s/>Als het gelijk is aan het design.</text:span></text:p>
      <text:p text:style-name="Standaard"><text:span text:style-name="T57">Laat zien dat het scherm getoond word:</text:span><text:span text:style-name="T58"><text:s/></text:span><text:span text:style-name="T59">als je op f5 gedrukt heb en een scherm getoond word.</text:span></text:p>
      <text:p text:style-name="Standaard"><text:span text:style-name="T60">Burndown chart maken:<text:s/></text:span><text:span text:style-name="T61">zorgen dat we een tijd indexering ee</text:span><text:span text:style-name="T62">n nummer indexering en een lijn hebben getekend.</text:span></text:p>
      <text:soft-page-break/>
      <text:p text:style-name="Standaard"><text:span text:style-name="T63">Zorgen voor een werkende master branch:<text:s/></text:span><text:span text:style-name="T64"><text:s/>dat er in onze github r</text:span><text:span text:style-name="T65">eposetory een master branch zit en deze een versie van de game bevat die altijd werkt.</text:span></text:p>
      <text:p text:style-name="Standaard"><text:span text:style-name="T66">Launcher maken:<text:s/></text:span><text:span text:style-name="T67">werkende exe.</text:span></text:p>
      <text:p text:style-name="Standaard"><text:span text:style-name="T68">Controle lijst:<text:s/></text:span><text:span text:style-name="T69">dat is done als de definition of done klaar is samen met alle taken.</text:span></text:p>
      <text:p text:style-name="Standaard"><text:span text:style-name="T70">Conventie lijst:<text:s/></text:span><text:span text:style-name="T71">de defenition o</text:span><text:span text:style-name="T72">f done alleen dan voor de klant af.</text:span></text:p>
      <text:p text:style-name="Standaard"><text:span text:style-name="T73">Save function:<text:s/></text:span><text:span text:style-name="T74">als je je progress kan opslaan.</text:span><text:span text:style-name="T75"><text:s/>Er moet een save method komen die de gamestate, locatie, items, programon level en inventory.</text:span><text:span text:style-name="T76"><text:s/>(in XML)</text:span></text:p>
      <text:p text:style-name="Standaard"><text:span text:style-name="T77">Lijst met controls:<text:s/></text:span><text:span text:style-name="T78">lijst met welke controls gebruikt worden en waarvoor ze gebruikt worden.</text:span></text:p>
      <text:p text:style-name="Standaard"><text:span text:style-name="T79">Lijst met bruikbare controller support:<text:s/></text:span><text:span text:style-name="T80"><text:s/>een lijst met controllers waar waarschijnlijk support voor komt in de game.</text:span></text:p>
      <text:p text:style-name="Standaard"><text:span text:style-name="T81">Github skills bijscherpen:<text:s/></text:span><text:span text:style-name="T82">weten hoe branches werken.</text:span></text:p>
      <text:p text:style-name="Standaard"><text:span text:style-name="T83">Acceptatietest maken:<text:s/></text:span><text:span text:style-name="T84">complete lijst met functies die getest moeten worden en die</text:span><text:span text:style-name="T85"><text:s/>moeten</text:span><text:span text:style-name="T86"><text:s/>voldoen aan de eisen.</text:span></text:p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hony peeters</meta:initial-creator>
    <dc:creator>anthony peeters</dc:creator>
    <meta:creation-date>2014-11-21T09:12:00Z</meta:creation-date>
    <dc:date>2014-11-21T09:12:00Z</dc:date>
    <meta:template xlink:href="Normal.dotm" xlink:type="simple"/>
    <meta:editing-cycles>2</meta:editing-cycles>
    <meta:editing-duration>PT0S</meta:editing-duration>
    <meta:document-statistic meta:page-count="2" meta:paragraph-count="5" meta:word-count="428" meta:character-count="2781" meta:row-count="19" meta:non-whitespace-character-count="2358"/>
  </office:meta>
</office:document-meta>
</file>